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lusogo@olusogo-VirtualBox:~/Downloads/smart-health-system$ npx hardhat run scripts/deploy.js --network localhost</text:p>
      <text:p text:style-name="Standard">Contract deployed to address: 0x5FbDB2315678afecb367f032d93F642f64180aa3</text:p>
      <text:p text:style-name="Standard">olusogo@olusogo-VirtualBox:~/Downloads/smart-health-system$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23:57:59.019238256</meta:creation-date>
    <dc:date>2024-08-26T23:58:26.579164914</dc:date>
    <meta:editing-duration>PT29S</meta:editing-duration>
    <meta:editing-cycles>1</meta:editing-cycles>
    <meta:document-statistic meta:table-count="0" meta:image-count="0" meta:object-count="0" meta:page-count="1" meta:paragraph-count="3" meta:word-count="14" meta:character-count="244" meta:non-whitespace-character-count="233"/>
    <meta:generator>LibreOffice/7.3.7.2$Linux_X86_64 LibreOffice_project/30$Build-2</meta:generator>
  </office:meta>
</office:document-meta>
</file>